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5">
            <text:p>10.5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table:number-columns-repeated="3"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3">
            <text:p>11.3</text:p>
          </table:table-cell>
          <table:table-cell table:number-columns-repeated="3"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table:number-columns-repeated="2"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1">
            <text:p>11.1</text:p>
          </table:table-cell>
          <table:table-cell table:number-columns-repeated="3"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5">
            <text:p>10.5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0.5">
            <text:p>10.5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11">
            <text:p>1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office:value-type="float" office:value="11.6">
            <text:p>11.6</text:p>
          </table:table-cell>
          <table:table-cell office:value-type="float" office:value="11.4">
            <text:p>11.4</text:p>
          </table:table-cell>
          <table:table-cell office:value-type="float" office:value="11.7">
            <text:p>11.7</text:p>
          </table:table-cell>
          <table:table-cell office:value-type="float" office:value="11.3">
            <text:p>11.3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office:value-type="float" office:value="11.5">
            <text:p>11.5</text:p>
          </table:table-cell>
          <table:table-cell table:number-columns-repeated="2" office:value-type="float" office:value="11.4">
            <text:p>11.4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3">
            <text:p>11.3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8"/>
          <table:table-cell>
            <draw:frame table:end-cell-address="Sheet1.AF44" table:end-x="0.1323in" table:end-y="0.0409in" draw:z-index="0" draw:style-name="gr1" svg:width="9in" svg:height="6in" svg:x="0.1866in" svg:y="0.063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03/28/2010</text:date>, <text:time>23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28T23:20:56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644cm" svg:y="0.305cm" chart:style-name="ch2">
          <text:p>Page 2 - Request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5">
                <text:p>10.5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AE4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7">
                <text:p>10.7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1">
                <text:p>11.1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1.7">
                <text:p>11.7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5">
                <text:p>11.5</text:p>
              </table:table-cell>
              <table:table-cell office:value-type="float" office:value="10.9">
                <text:p>10.9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1.5">
                <text:p>11.5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3">
                <text:p>1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